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294" officeooo:paragraph-rsid="000f42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rv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8:16:42.413400099</meta:creation-date>
    <meta:generator>LibreOffice/7.3.7.2$Linux_X86_64 LibreOffice_project/30$Build-2</meta:generator>
    <dc:date>2024-01-31T08:17:12.081842167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